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b43f6" officeooo:paragraph-rsid="000b43f6" style:font-size-asian="10pt" style:font-size-complex="10pt"/>
    </style:style>
    <style:style style:name="P4" style:family="paragraph" style:parent-style-name="Table_20_Contents">
      <style:text-properties fo:font-size="10pt" fo:language="en" fo:country="US" style:font-size-asian="10pt" style:font-size-complex="10pt"/>
    </style:style>
    <style:style style:name="P5" style:family="paragraph" style:parent-style-name="Table_20_Contents">
      <style:text-properties fo:font-size="10pt" fo:language="ru" fo:country="RU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paragraph-rsid="000b994c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a7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6">Проект</text:p>
          </table:table-cell>
          <table:table-cell table:style-name="Таблица1.A1" office:value-type="string">
            <text:p text:style-name="P7">ID</text:p>
          </table:table-cell>
          <table:table-cell table:style-name="Таблица1.A1" office:value-type="string">
            <text:p text:style-name="P8">Требование</text:p>
          </table:table-cell>
          <table:table-cell table:style-name="Таблица1.A1" office:value-type="string">
            <text:p text:style-name="P6">Название</text:p>
            <text:p text:style-name="P6"/>
          </table:table-cell>
          <table:table-cell table:style-name="Таблица1.A1" office:value-type="string">
            <text:p text:style-name="P6">Приоритет</text:p>
          </table:table-cell>
          <table:table-cell table:style-name="Таблица1.A1" office:value-type="string">
            <text:p text:style-name="P6">Среда тестирования</text:p>
          </table:table-cell>
          <table:table-cell table:style-name="Таблица1.A1" office:value-type="string">
            <text:p text:style-name="P6">Шаги теста</text:p>
          </table:table-cell>
          <table:table-cell table:style-name="Таблица1.H1" office:value-type="string">
            <text:p text:style-name="P6">Ожидаемый результат</text:p>
            <text:p text:style-name="P6"/>
          </table:table-cell>
        </table:table-row>
        <table:table-row table:style-name="TableLine2965635627136">
          <table:table-cell table:style-name="Таблица1.A2" office:value-type="string">
            <text:p text:style-name="P4">Proton mail</text:p>
          </table:table-cell>
          <table:table-cell table:style-name="Таблица1.A2" office:value-type="string">
            <text:p text:style-name="P4">ID 1</text:p>
          </table:table-cell>
          <table:table-cell table:style-name="Таблица1.A2" office:value-type="string">
            <text:p text:style-name="P4">REQ1</text:p>
          </table:table-cell>
          <table:table-cell table:style-name="Таблица1.A2" office:value-type="string">
            <text:p text:style-name="P9">Проверка возможности регистрации на портале <text:span text:style-name="T3">с корректным заполнением всех обязательных полей</text:span>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1. Зайти на страницу https://account.proton.me/signup</text:p>
          </table:table-cell>
          <table:table-cell table:style-name="Таблица1.H2" office:value-type="string">
            <text:p text:style-name="P5">Открылась формы регистрации</text:p>
          </table:table-cell>
        </table:table-row>
        <table:table-row table:style-name="TableLine296563563584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Заполнить поля </text:p>
            <text:p text:style-name="P5">- имя почты </text:p>
            <text:p text:style-name="P5">- пароль </text:p>
            <text:p text:style-name="P5">-подтверждение пароля </text:p>
            <text:p text:style-name="P5">-нажать «Создать аккаунт»</text:p>
            <text:p text:style-name="P5"/>
            <text:p text:style-name="P5"/>
          </table:table-cell>
          <table:table-cell table:style-name="Таблица1.H2" office:value-type="string">
            <text:p text:style-name="P2">Осуществлен переход на страницу <text:span text:style-name="T2">подтверждения регистрации</text:span>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<text:span text:style-name="T1">2</text:span>. указать действующий е-меил нажать «Далее» </text:p>
          </table:table-cell>
          <table:table-cell table:style-name="Таблица1.H2" office:value-type="string">
            <text:p text:style-name="P2">Переход на страницу проверки кода подтверждения регистрации. </text:p>
          </table:table-cell>
        </table:table-row>
        <table:table-row table:style-name="TableLine296563563910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5">Предусловие — зайти на почту указанную в шаге 2. ранее, посмотреть проверочный код в письме от <text:span text:style-name="T1">Proton mail.</text:span></text:p>
            <text:p text:style-name="P2"><text:span text:style-name="T1">3.</text:span><text:span text:style-name="T2">Ввести </text:span><text:span text:style-name="T1"><text:s/></text:span><text:span text:style-name="T2">код в поле подтверждения из письма от </text:span><text:span text:style-name="T1">Proton mail</text:span><text:span text:style-name="T2"> </text:span></text:p>
            <text:p text:style-name="P4">-<text:span text:style-name="T2">нажать подтвердить</text:span></text:p>
            <text:p text:style-name="P5"/>
            <text:p text:style-name="P5">4.Выбрать имя или оставить текущее</text:p>
            <text:p text:style-name="P4">- <text:span text:style-name="T2">резервную почту оставить по умолчанию </text:span></text:p>
            <text:p text:style-name="P4"/>
            <text:p text:style-name="P4">-<text:span text:style-name="T2">выбрать из предложенных продуктов «</text:span>Proton mail<text:span text:style-name="T2">».</text:span></text:p>
          </table:table-cell>
          <table:table-cell table:style-name="Таблица1.H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Переход на страницу выбора никнейма.</text:p>
            <text:p text:style-name="P2"/>
            <text:p text:style-name="P2"/>
            <text:p text:style-name="P3">Открылась форма выбора имени </text:p>
            <text:p text:style-name="P3"/>
            <text:p text:style-name="P3"/>
            <text:p text:style-name="P3">Переход на страницу выбора продуктов протон</text:p>
            <text:p text:style-name="P3"/>
            <text:p text:style-name="P2">Открылся интерфейс почты,регистрация завершена успешно.</text:p>
          </table:table-cell>
        </table:table-row>
        <table:table-row table:style-name="TableLine2965635642368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1T16:06:00.677000000</dc:date>
    <meta:editing-duration>PT19H24M45S</meta:editing-duration>
    <meta:editing-cycles>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4" meta:word-count="141" meta:character-count="1045" meta:non-whitespace-character-count="927"/>
  </office:meta>
</office:document-meta>
</file>